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265c7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203b84" officeooo:paragraph-rsid="00203b84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203b84" officeooo:paragraph-rsid="00203b84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2192f2" officeooo:paragraph-rsid="002192f2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officeooo:rsid="00260c88" officeooo:paragraph-rsid="00260c88"/>
    </style:style>
    <style:style style:name="P11" style:family="paragraph" style:parent-style-name="Text_20_body">
      <style:paragraph-properties fo:text-align="center" style:justify-single-word="false"/>
      <style:text-properties officeooo:rsid="00260c88" officeooo:paragraph-rsid="00260c88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03b84" officeooo:paragraph-rsid="00203b8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60c88" officeooo:paragraph-rsid="00260c8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192f2" officeooo:paragraph-rsid="002192f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03b84" officeooo:paragraph-rsid="00203b84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192f2" officeooo:paragraph-rsid="002192f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192f2" officeooo:paragraph-rsid="002192f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192f2"/>
    </style:style>
    <style:style style:name="P21" style:family="paragraph" style:parent-style-name="Standard">
      <style:paragraph-properties fo:text-align="start" style:justify-single-word="false" fo:break-before="page"/>
      <style:text-properties fo:font-weight="normal" officeooo:rsid="002192f2" officeooo:paragraph-rsid="002192f2" style:font-weight-asian="normal" style:font-weight-complex="normal"/>
    </style:style>
    <style:style style:name="P22" style:family="paragraph" style:parent-style-name="Heading_20_3">
      <style:paragraph-properties fo:text-align="start" style:justify-single-word="false"/>
      <style:text-properties fo:font-weight="normal" officeooo:rsid="002192f2" officeooo:paragraph-rsid="002192f2" style:font-weight-asian="normal" style:font-weight-complex="normal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Heading_20_2">
      <style:paragraph-properties fo:text-align="center" style:justify-single-word="false"/>
      <style:text-properties officeooo:paragraph-rsid="001f22f0"/>
    </style:style>
    <style:style style:name="P25" style:family="paragraph" style:parent-style-name="Heading_20_2">
      <style:paragraph-properties fo:text-align="center" style:justify-single-word="false"/>
      <style:text-properties officeooo:paragraph-rsid="00265c7d"/>
    </style:style>
    <style:style style:name="P26" style:family="paragraph" style:parent-style-name="Heading_20_2">
      <style:paragraph-properties fo:text-align="start" style:justify-single-word="false"/>
      <style:text-properties fo:font-weight="normal" officeooo:rsid="00203b84" officeooo:paragraph-rsid="00203b84" style:font-weight-asian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officeooo:rsid="001f22f0"/>
    </style:style>
    <style:style style:name="T3" style:family="text">
      <style:text-properties fo:font-size="14pt" officeooo:rsid="00265c7d"/>
    </style:style>
    <style:style style:name="T4" style:family="text">
      <style:text-properties officeooo:rsid="002192f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92f2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92f2" style:font-weight-asian="bold" style:font-weight-complex="bold"/>
    </style:style>
    <style:style style:name="T9" style:family="text">
      <style:text-properties loext:padding="0cm" loext:border="non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 draw:frame-margin-horizontal="0px" draw:frame-margin-vertical="0px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o1" text:anchor-type="page" text:anchor-page-number="1" svg:x="0cm" svg:y="0cm" svg:width="15.875cm" svg:height="1.905cm" draw:z-index="0">
        <draw:floating-frame draw:frame-name="aswift_2"/>
      </draw:frame>
      <text:h text:style-name="P25" text:outline-level="2"><text:span text:style-name="Strong_20_Emphasis"><text:span text:style-name="T3">Instituto Federal do Céara-Campus Acopiara</text:span></text:span></text:h>
      <text:p text:style-name="P3"><text:span text:style-name="Strong_20_Emphasis"><text:span text:style-name="T3">Disciplina: Sistema Operacional</text:span></text:span></text:p>
      <text:p text:style-name="P3"><text:span text:style-name="Strong_20_Emphasis"><text:span text:style-name="T3">Professor: Reginaldo Fernandes</text:span></text:span></text:p>
      <text:p text:style-name="P3"><text:span text:style-name="Strong_20_Emphasis"><text:span text:style-name="T3">Dupla: Eliana Martins/Isabel Sousa</text:span></text:span></text:p>
      <text:h text:style-name="P24" text:outline-level="2"><text:span text:style-name="Strong_20_Emphasis"><text:span text:style-name="T2">Principais Diferenças encontradas entre o Windwos e o Linu</text:span></text:span><text:span text:style-name="Strong_20_Emphasis"><text:span text:style-name="T3">x</text:span></text:span></text:h>
      <text:h text:style-name="Heading_20_2" text:outline-level="2"><text:span text:style-name="Strong_20_Emphasis"><text:span text:style-name="T1">Acesso ao código-fonte</text:span></text:span></text:h>
      <text:p text:style-name="P1">Esta é um das distinções principais entre Windows e Linux, e é basicamente o que norteia a escolha dos apaixonados pelo segundo SO. </text:p>
      <text:p text:style-name="P2"><text:span text:style-name="T1">O Linux foi criado com base no sistema GNU Public License. </text:span><text:span text:style-name="Strong_20_Emphasis"><text:span text:style-name="T1">O que isso significa?</text:span></text:span><text:span text:style-name="T1"> Que todo o seu código-fonte pode ser acessado e alterado por qualquer usuário do sistema. </text:span></text:p>
      <text:p text:style-name="P1">Ou seja: caso encontre brechas de segurança, ou queira adaptar algo para atender algum interesse próprio, você tem total liberdade. Já o Windows possui código-fonte restrito, ou seja, você não tem direito de fazer qualquer alteração no código do kernel do sistema.</text:p>
      <text:h text:style-name="Heading_20_2" text:outline-level="2"><text:span text:style-name="Strong_20_Emphasis"><text:span text:style-name="T1">Nível de liberdade de licença</text:span></text:span></text:h>
      <text:p text:style-name="P2"><text:span text:style-name="T1">A diferença anterior traz uma outra questão: a </text:span><text:span text:style-name="Strong_20_Emphasis"><text:span text:style-name="T1">liberdade da licença</text:span></text:span><text:span text:style-name="T1">. </text:span></text:p>
      <text:p text:style-name="P1">O Linux dá uma maior autonomia para que você possa fazer cópias de distribuição sem maiores problemas, além de permitir que você, caso queira, produza um aplicativo para o SO e comercialize-o sem ter que pedir autorização à empresa. </text:p>
      <text:p text:style-name="P1">Já com o Windows, caso você tenha comprado somente uma licença de uso, não poderá instalá-lo em mais de uma máquina, além de não poder comercializar aplicativos feitos para esse SO.</text:p>
      <text:h text:style-name="Heading_20_2" text:outline-level="2"><text:span text:style-name="Strong_20_Emphasis"><text:span text:style-name="T1">Instalação de aplicativos</text:span></text:span></text:h>
      <text:p text:style-name="P2"><text:span text:style-name="T1">Enquanto o Linux possui uma instalação centralizada de aplicativos, a que o Windows possui é descentralizada. </text:span><text:span text:style-name="Strong_20_Emphasis"><text:span text:style-name="T1">O que isso significa?</text:span></text:span><text:span text:style-name="T1"> </text:span></text:p>
      <text:p text:style-name="P2"><text:span text:style-name="T1">O Linux possui um gerenciador específico para esse tipo de instalação (Synaptic). Assim, tal como é nas </text:span><text:a xlink:type="simple" xlink:href="http://www.impacta.com.br/blog/2015/04/02/5-dicas-melhorar-posicionamento-de-aplicativos/" office:target-frame-name="_blank" xlink:show="new" text:style-name="Internet_20_link" text:visited-style-name="Visited_20_Internet_20_Link"><text:span text:style-name="T1">lojas de apps</text:span></text:a><text:span text:style-name="T1"> mobile de smartphones, o Linux possui uma central que permite baixar e instalar os aplicativos que deseja. </text:span></text:p>
      <text:p text:style-name="P1"><text:soft-page-break/>Já o Windows faz com que você tenha que ir até o site que contenha o arquivo do programa que deseja instalar, baixá-lo, e depois buscar o instalador para que ele seja executado. Porém, esse processo deixa margem para o download de vírus disfarçados de programa.</text:p>
      <text:h text:style-name="Heading_20_2" text:outline-level="2"><text:span text:style-name="Strong_20_Emphasis"><text:span text:style-name="T1">Suporte aos usuários</text:span></text:span></text:h>
      <text:p text:style-name="P1">O Windows possui um suporte institucionalizado, ou seja, feito através de help-desk pago. As questões mais comuns ficam disponíveis no site da plataforma, além de haver diversos fóruns nos quais usuários ativos resolvem algumas das principais dúvidas. </text:p>
      <text:p text:style-name="P1">O Linux, por outro lado, possui uma ampla rede de fóruns de suporte gratuito. Porém, se o seu problema é urgente, pode ser que seja preciso esperar longas horas até obter uma resposta dos colegas usuários do SO. É também possível conseguir suporte pago para Linux.</text:p>
      <text:h text:style-name="P23" text:outline-level="2"><text:span text:style-name="Strong_20_Emphasis"><text:span text:style-name="T1">Linha de comando</text:span></text:span></text:h>
      <text:p text:style-name="P1">O Windows possui uma preferência por alterações através da interface gráfica. Assim, o acesso a linha de comando não é intuitivo — você tem que ir em "executar" e entrar com "cmd". </text:p>
      <text:p text:style-name="P1">Já com o Linux é o contrário — por ser um sistema Open Source, que prioriza as modificações do usuário, é super natural que a linha de comando fique evidente e seja fácil de ser acessada.</text:p>
      <text:p text:style-name="Standard"/>
      <text:p text:style-name="P14">Requisitos Mínimos de Hardware do Windows e Linux</text:p>
      <text:p text:style-name="P17"/>
      <text:h text:style-name="P26" text:outline-level="2"><text:bookmark text:name="Requisitos_mínimos_do_sistema"/>Requisitos mínimos do sistema <text:span text:style-name="T4">Ubuntu 19.04</text:span></text:h>
      <text:p text:style-name="P5"/>
      <text:p text:style-name="P4">Processador: Dual-Core (dois núcleos) 1.0GHz ou superior; </text:p>
      <text:list xml:id="list1226055482" text:style-name="L1">
        <text:list-item>
          <text:p text:style-name="P12">Memória RAM: 1GB (32 bits); 2GB ou superior (64 bits); </text:p>
        </text:list-item>
        <text:list-item>
          <text:p text:style-name="P12">Espaço livre em disco: 7,0GB (para instalação do sistema); </text:p>
        </text:list-item>
        <text:list-item>
          <text:p text:style-name="P12">Unidade de CD/DVD ou uma porta USB para mídia de instalação; </text:p>
        </text:list-item>
        <text:list-item>
          <text:p text:style-name="P12">Recursos gráficos: tenha uma placa de vídeo on-board ou off-board com, no mínimo, 128MB de memória dedicada para rodar o Unity e os elementos gráficos disponíveis sem "sofreguidão"; </text:p>
        </text:list-item>
        <text:list-item>
          <text:p text:style-name="P7">Acesso à internet para atualização opcional do sistema (poupa tempo depois da instalação).</text:p>
        </text:list-item>
      </text:list>
      <text:p text:style-name="P4"/>
      <text:p text:style-name="P16"><text:soft-page-break/>Requisitos Mínimos de Hardware do Windows 7 OEM</text:p>
      <text:p text:style-name="P19"/>
      <text:h text:style-name="P22" text:outline-level="3">Para executar o Windows 7 em seu computador, você precisa ter:</text:h>
      <text:list xml:id="list4016524654" text:style-name="L2">
        <text:list-item>
          <text:p text:style-name="P8">Processador de 32 bits (x86) ou 64 bits (x64) de 1 GHz ou superior*</text:p>
        </text:list-item>
        <text:list-item>
          <text:p text:style-name="P8">1 GB de RAM (32 bits) ou 2 GB de RAM (64 bits)</text:p>
        </text:list-item>
        <text:list-item>
          <text:p text:style-name="P8">16 GB (32 bits) ou 20 GB (64 bits) de espaço em disco disponível</text:p>
        </text:list-item>
        <text:list-item>
          <text:p text:style-name="P8">Dispositivo gráfico DirectX 9 com driver WDDM 1.0 ou superior</text:p>
        </text:list-item>
      </text:list>
      <text:h text:style-name="P22" text:outline-level="3">Requisitos adicionais para usar determinados recursos:</text:h>
      <text:list xml:id="list574440524" text:style-name="L3">
        <text:list-item>
          <text:p text:style-name="P9">Acesso à Internet (poderão ser cobradas tarifas)</text:p>
        </text:list-item>
        <text:list-item>
          <text:p text:style-name="P9">Dependendo da resolução, a reprodução de vídeo pode exigir mais memória e hardware gráfico avançado</text:p>
        </text:list-item>
        <text:list-item>
          <text:p text:style-name="P9">Alguns jogos e programas poderão exigir uma placa gráfica compatível com <text:a xlink:type="simple" xlink:href="http://go.microsoft.com/fwlink/?LinkId=165551" text:style-name="Internet_20_link" text:visited-style-name="Visited_20_Internet_20_Link">DirectX 10</text:a> ou posterior para obter o desempenho ideal</text:p>
        </text:list-item>
        <text:list-item>
          <text:p text:style-name="P9">Para algumas funções do Windows Media Center, podem ser necessários um sintonizador de TV e outro hardware</text:p>
        </text:list-item>
        <text:list-item>
          <text:p text:style-name="P9">O Windows Touch e os Tablet PCs exigem hardware específico</text:p>
        </text:list-item>
        <text:list-item>
          <text:p text:style-name="P9">O Grupo Doméstico exige uma rede e computadores com o Windows 7 </text:p>
        </text:list-item>
        <text:list-item>
          <text:p text:style-name="P9">A criação de DVDs/CDs requer uma unidade óptica compatível</text:p>
        </text:list-item>
        <text:list-item>
          <text:p text:style-name="P9">O BitLocker exige o TPM (Trusted Platform Module) 1.2</text:p>
        </text:list-item>
        <text:list-item>
          <text:p text:style-name="P9">O BitLocker To Go exige um pen drive</text:p>
        </text:list-item>
        <text:list-item>
          <text:p text:style-name="P9">O Modo Windows XP requer 1 GB de RAM e 15 GB de espaço em disco disponível adicionais.</text:p>
        </text:list-item>
        <text:list-item>
          <text:p text:style-name="P9">Música e sons exigem uma saída de áudio</text:p>
        </text:list-item>
      </text:list>
      <text:p text:style-name="Text_20_body">A funcionalidade e os elementos gráficos do produto poderão variar de acordo com a configuração do sistema. Alguns recursos podem exigir hardware avançado ou adicional.</text:p>
      <text:h text:style-name="Heading_20_3" text:outline-level="3">Computadores com processadores multi-core:</text:h>
      <text:p text:style-name="Text_20_body">O Windows 7 foi projetado para funcionar com os processadores multi-core atuais. Todas as versões de 32 bits do Windows 7 dão suporte a até 32 núcleos de processador, enquanto as versões de 64 bits dão suporte a até 256 núcleos de processador.</text:p>
      <text:h text:style-name="Heading_20_3" text:outline-level="3">Computadores com vários processadores (CPUs):</text:h>
      <text:p text:style-name="Text_20_body">Servidores comerciais, estações de trabalho e outros computadores de alto nível podem ter mais de um processador físico. O Windows 7 Professional, Enterprise e Ultimate permitem dois processadores físicos, proporcionando o melhor desempenho nesses computadores. O Windows 7 Starter, Home Basic e Home Premium reconhecem apenas um processador físico.</text:p>
      <text:p text:style-name="Text_20_body"><text:soft-page-break/>* As versões anteriores do Windows, incluindo o Windows 7 e o Windows 8.1, têm suporte limitado quando executadas em processadores e chipsets novos de fabricantes como Intel, AMD, NVidia e Qualcomm. Para obter mais informações, consulte as <text:a xlink:type="simple" xlink:href="http://go.microsoft.com/fwlink/p/?LinkId=722733" text:style-name="Internet_20_link" text:visited-style-name="Visited_20_Internet_20_Link">Perguntas frequentes sobre o ciclo de vida do suporte</text:a>. Um dispositivo talvez não consiga executar versões anteriores do Windows por ter hardware incompatível, não incluir drivers atuais ou estar fora do período de suporte do fabricante de equipamento original ("OEM").</text:p>
      <text:p text:style-name="P19"/>
      <text:p text:style-name="P18"><text:span text:style-name="T7">Disponibilidades de Mídias de Instalações(canais de distribuição/onde encontrar)</text:span>;</text:p>
      <text:p text:style-name="P15">Windows 7 OEM</text:p>
      <text:p text:style-name="P19"/>
      <text:p text:style-name="P20"><text:span text:style-name="T9"/></text:p>
      <text:p text:style-name="Text_20_body"><text:a xlink:type="simple" xlink:href="http://www.techtudo.com.br/dicas-e-tutoriais/noticia/2016/02/como-baixar-iso-do-windows-7.html" office:target-frame-name="_self" xlink:show="replace" text:style-name="Internet_20_link" text:visited-style-name="Visited_20_Internet_20_Link">Como baixar a ISO do Windows 7</text:a></text:p>
      <text:p text:style-name="Text_20_body">Atualmente é possível encontrar pacotes antigos, à venda em lojas online, ou <text:a xlink:type="simple" xlink:href="http://www.techtudo.com.br/dicas-e-tutoriais/noticia/2016/02/como-baixar-iso-do-windows-7.html" office:target-frame-name="_self" xlink:show="replace" text:style-name="Internet_20_link" text:visited-style-name="Visited_20_Internet_20_Link">baixar o sistema em ISO</text:a>, instalando com a sua licença, de forma legalizada. Quer saber como e quanto isso vai custar? Então confira as dicas e preços.</text:p>
      <text:p text:style-name="P6"><text:span text:style-name="Strong_20_Emphasis">Compra de pacotes</text:span></text:p>
      <text:p text:style-name="Text_20_body">Uma primeira opção para o usuário é adquirir o <text:a xlink:type="simple" xlink:href="http://www.techtudo.com.br/dicas-e-tutoriais/noticia/2014/10/windows-7-as-diferencas-entre-versoes-starter-home-professional-e-mais.html" text:style-name="Internet_20_link" text:visited-style-name="Visited_20_Internet_20_Link">pacote do Windows 7</text:a> completo, em uma loja virtual. A versão Home de 32 bits pode ser encontrada a partir de R$ 463. Já o Windows 7 Professional 64 Bits pode ser encontrado com preços bem diferentes, entre R$ 375 e 643 dependendo na loja online.  A licença do Windows 7 Professional de 32 bits tem preço entre R$ 375 e R$ 637.</text:p>
      <text:p text:style-name="P6"><text:span text:style-name="Strong_20_Emphasis">Baixar o Windows 7 via ISO</text:span></text:p>
      <text:p text:style-name="Text_20_body">Para quem não quer comprar o pacote em lojas online, a Microsoft permite que o usuário baixe o sistema operacional diretamente no site, em <text:a xlink:type="simple" xlink:href="http://www.techtudo.com.br/dicas-e-tutoriais/noticia/2016/02/o-que-e-iso.html" office:target-frame-name="_self" xlink:show="replace" text:style-name="Internet_20_link" text:visited-style-name="Visited_20_Internet_20_Link">formato ISO</text:a>. Dessa forma, o usuário pode gravar um DVD próprio para instalar no computador o Windows 7 original. </text:p>
      <text:p text:style-name="Text_20_body">Para fazer o download é necessário já ter a <text:a xlink:type="simple" xlink:href="http://www.techtudo.com.br/dicas-e-tutoriais/noticia/2015/04/como-descobrir-chave-de-registro-do-windows-7.html" office:target-frame-name="_self" xlink:show="replace" text:style-name="Internet_20_link" text:visited-style-name="Visited_20_Internet_20_Link">chave do produto (Product Key)</text:a>, que normalmente vem impressa em uma etiqueta, fixada no computador ou notebook.</text:p>
      <text:p text:style-name="P6">A solução é interessante para quem quer formatar o computador e não tem mais o CD de instalação da plataforma. Vale lembrar que cada código é único e pode ser instalado em apenas um PC. </text:p>
      <text:p text:style-name="Text_20_body">Caso já tenha instalado o Windows 7 no computador, o usuário tem o prazo de 30 dias para registrar o sistema na Microsoft. Isso pode ser feito pelas configurações, na página na qual ficaria a Chave do Produto.</text:p>
      <text:p text:style-name="P10"><text:s/><text:span text:style-name="T8">Disponibilidades de Mídias de Instalações(canais de distribuição/onde encontrar)</text:span><text:span text:style-name="T6">;</text:span></text:p>
      <text:p text:style-name="P11"><text:span text:style-name="T8">U</text:span><text:span text:style-name="T7">buntu 19.04</text:span></text:p>
      <text:p text:style-name="P6">Em relação à produtividade do desenvolvedor, a Canonical anunciou que várias instâncias de um snap agora podem ser instaladas para fins de testes ou lançamentos em fases. Para quem precisa de executar o sistema operativo dentro do VMWare, a experiência deve ser melhorada. Com a inclusão do ambiente de desktop GNOME 3.32, os utilizadores notarão taxas de frames mais altas, animações de inicialização mais suaves, tempos de carregamento de ícone mais rápidos e carga de <text:soft-page-break/>CPU e GPU reduzidas. Além disso, o open-vm-tool é instalado automaticamente para a área de transferência bidirecional, partilha de arquivos fácil e gestão de estado de energia simples.</text:p>
      <text:p text:style-name="Text_20_body">Se é apenas um utilizador casual e planeia saltar para o Ubuntu 19.04, a actualização inclui algumas mudanças notáveis ​​para si também. Em primeiro lugar, o tema Yaru que foi introduzido num ciclo anterior foi expandido para incluir mais ícones de aplicações de terceiros e, em segundo lugar, o kernel do Linux foi transferido para a versão 5.0, o que significa que mais hardware é suportado. Se já se deparou com problemas de hardware com o Ubuntu, pode ser uma boa hora para tentar novamente para ver se os seus problemas foram resolvidos.<text:bookmark text:name="aswift_2_anchor"/><text:bookmark text:name="aswift_2_expand"/></text:p>
      <text:p text:style-name="Text_20_body">Se quiser usar a nova actualização, <text:a xlink:type="simple" xlink:href="https://www.ubuntu.com/download/desktop" office:target-frame-name="_blank" xlink:show="new" text:style-name="Internet_20_link" text:visited-style-name="Visited_20_Internet_20_Link">entre no site do Ubuntu e descarregue a nova imagem do disco</text:a>. Se atualmente executa o Ubuntu 18.10, basta atualizar a aplicação Software Updater e receber uma notificação sobre a atualização. Se executar o Ubuntu 18.04, terá que abrir a aplicação Software &amp; Updates, ir para a aba Atualizações e selecionar Para qualquer nova versão em Notificar-me sobre uma nova versão do Ubuntu, em seguida, pressionar fechar; e em seguida, abrie o Atualizador de Software para ser notificado sobre a actualização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5:57:09.726000000</meta:creation-date>
    <dc:date>2019-07-01T16:55:03.673000000</dc:date>
    <meta:editing-duration>PT16M59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1" meta:page-count="6" meta:paragraph-count="71" meta:word-count="1567" meta:character-count="9400" meta:non-whitespace-character-count="7902"/>
  </office:meta>
</office:document-meta>
</file>